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0.9602in"/>
    </style:style>
    <style:style style:name="co5" style:family="table-column">
      <style:table-column-properties fo:break-before="auto" style:column-width="1.7252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1.5945in"/>
    </style:style>
    <style:style style:name="co9" style:family="table-column">
      <style:table-column-properties fo:break-before="auto" style:column-width="1.2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lpha=1</text:p>
          </table:table-cell>
          <table:table-cell office:value-type="string" calcext:value-type="string">
            <text:p>N=0</text:p>
          </table:table-cell>
          <table:table-cell table:number-columns-repeated="4"/>
          <table:table-cell office:value-type="string" calcext:value-type="string">
            <text:p>area ratio</text:p>
          </table:table-cell>
          <table:table-cell office:value-type="string" calcext:value-type="string">
            <text:p>10 rot equal 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mag</text:p>
          </table:table-cell>
          <table:table-cell office:value-type="string" calcext:value-type="string">
            <text:p>10 rot equal 0.1</text:p>
          </table:table-cell>
        </table:table-row>
        <table:table-row table:style-name="ro1">
          <table:table-cell office:value-type="string" calcext:value-type="string">
            <text:p>Ha (G)</text:p>
          </table:table-cell>
          <table:table-cell office:value-type="string" calcext:value-type="string">
            <text:p>Ex (V) rms (from CRO)</text:p>
          </table:table-cell>
          <table:table-cell office:value-type="string" calcext:value-type="string">
            <text:p>Ex (V) pp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G0 (pp)</text:p>
          </table:table-cell>
          <table:table-cell office:value-type="string" calcext:value-type="string">
            <text:p>G0 (rms)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table:formula="of:=[.C5]/(2*SQRT(2))" office:value-type="float" office:value="35.3553390593274" calcext:value-type="float">
            <text:p>35.3553390593274</text:p>
          </table:table-cell>
          <table:table-cell table:formula="of:=[.A5]/[.C5]" office:value-type="float" office:value="0.98" calcext:value-type="float">
            <text:p>0.98</text:p>
          </table:table-cell>
          <table:table-cell table:formula="of:=[.A5]/[.D5]" office:value-type="float" office:value="2.77185858225127" calcext:value-type="float">
            <text:p>2.7718585822512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.1" calcext:value-type="float">
            <text:p>43.1</text:p>
          </table:table-cell>
          <table:table-cell office:value-type="float" office:value="134" calcext:value-type="float">
            <text:p>134</text:p>
          </table:table-cell>
          <table:table-cell table:formula="of:=[.C6]/(2*SQRT(2))" office:value-type="float" office:value="47.3761543394987" calcext:value-type="float">
            <text:p>47.3761543394987</text:p>
          </table:table-cell>
          <table:table-cell table:formula="of:=[.A6]/[.C6]" office:value-type="float" office:value="1.02985074626866" calcext:value-type="float">
            <text:p>1.02985074626866</text:p>
          </table:table-cell>
          <table:table-cell table:formula="of:=[.A6]/[.D6]" office:value-type="float" office:value="2.91285778518638" calcext:value-type="float">
            <text:p>2.9128577851863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4.9" calcext:value-type="float">
            <text:p>54.9</text:p>
          </table:table-cell>
          <table:table-cell office:value-type="float" office:value="166" calcext:value-type="float">
            <text:p>166</text:p>
          </table:table-cell>
          <table:table-cell table:formula="of:=[.C7]/(2*SQRT(2))" office:value-type="float" office:value="58.6898628384834" calcext:value-type="float">
            <text:p>58.6898628384834</text:p>
          </table:table-cell>
          <table:table-cell table:formula="of:=[.A7]/[.C7]" office:value-type="float" office:value="1.05421686746988" calcext:value-type="float">
            <text:p>1.05421686746988</text:p>
          </table:table-cell>
          <table:table-cell table:formula="of:=[.A7]/[.D7]" office:value-type="float" office:value="2.98177558331677" calcext:value-type="float">
            <text:p>2.98177558331677</text:p>
          </table:table-cell>
          <table:table-cell/>
          <table:table-cell office:value-type="string" calcext:value-type="string">
            <text:p>M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7.6" calcext:value-type="float">
            <text:p>67.6</text:p>
          </table:table-cell>
          <table:table-cell office:value-type="float" office:value="200" calcext:value-type="float">
            <text:p>200</text:p>
          </table:table-cell>
          <table:table-cell table:formula="of:=[.C8]/(2*SQRT(2))" office:value-type="float" office:value="70.7106781186547" calcext:value-type="float">
            <text:p>70.7106781186547</text:p>
          </table:table-cell>
          <table:table-cell table:formula="of:=[.A8]/[.C8]" office:value-type="float" office:value="1.12" calcext:value-type="float">
            <text:p>1.12</text:p>
          </table:table-cell>
          <table:table-cell table:formula="of:=[.A8]/[.D8]" office:value-type="float" office:value="3.16783837971573" calcext:value-type="float">
            <text:p>3.16783837971573</text:p>
          </table:table-cell>
          <table:table-cell/>
          <table:table-cell office:value-type="string" calcext:value-type="string">
            <text:p>CS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diameter</text:p>
          </table:table-cell>
          <table:table-cell office:value-type="string" calcext:value-type="string">
            <text:p>1.2m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ength</text:p>
          </table:table-cell>
          <table:table-cell office:value-type="string" calcext:value-type="string">
            <text:p>3.7cm</text:p>
          </table:table-cell>
        </table:table-row>
        <table:table-row table:style-name="ro1">
          <table:table-cell office:value-type="string" calcext:value-type="string">
            <text:p>Ha (G)</text:p>
          </table:table-cell>
          <table:table-cell office:value-type="string" calcext:value-type="string">
            <text:p>Ex (V) rms </text:p>
          </table:table-cell>
          <table:table-cell office:value-type="string" calcext:value-type="string">
            <text:p>Ex (V) pp</text:p>
          </table:table-cell>
          <table:table-cell/>
          <table:table-cell office:value-type="string" calcext:value-type="string">
            <text:p>G0 (rms)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13]/(2*SQRT(2))" office:value-type="float" office:value="34.2239682094289" calcext:value-type="float">
            <text:p>34.2239682094289</text:p>
          </table:table-cell>
          <table:table-cell office:value-type="float" office:value="96.8" calcext:value-type="float">
            <text:p>96.8</text:p>
          </table:table-cell>
          <table:table-cell/>
          <table:table-cell table:formula="of:=[.A13]/[.B13]" office:value-type="float" office:value="2.86349027092073" calcext:value-type="float">
            <text:p>2.86349027092073</text:p>
          </table:table-cell>
          <table:table-cell table:number-columns-repeated="3"/>
          <table:table-cell table:formula="of:=37/1.2" office:value-type="float" office:value="30.8333333333333" calcext:value-type="float">
            <text:p>30.83333333333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14]/(2*SQRT(2))" office:value-type="float" office:value="45.6083873865323" calcext:value-type="float">
            <text:p>45.6083873865323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A14]/[.B14]" office:value-type="float" office:value="3.02575924972848" calcext:value-type="float">
            <text:p>3.02575924972848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C15]/(2*SQRT(2))" office:value-type="float" office:value="57.2756492761103" calcext:value-type="float">
            <text:p>57.2756492761103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A15]/[.B15]" office:value-type="float" office:value="3.09031852518565" calcext:value-type="float">
            <text:p>3.09031852518565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C16]/(2*SQRT(2))" office:value-type="float" office:value="70.0035713374682" calcext:value-type="float">
            <text:p>70.0035713374682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A16]/[.B16]" office:value-type="float" office:value="3.17126677623058" calcext:value-type="float">
            <text:p>3.17126677623058</text:p>
          </table:table-cell>
          <table:table-cell table:number-columns-repeated="2"/>
          <table:table-cell office:value-type="string" calcext:value-type="string">
            <text:p>N </text:p>
          </table:table-cell>
          <table:table-cell table:formula="of:=0.003444*4" office:value-type="float" office:value="0.013776" calcext:value-type="float">
            <text:p>0.01377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(1.2/3.21)^2" office:value-type="float" office:value="0.139750196523714" calcext:value-type="float">
            <text:p>0.13975019652371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2*LOOP (V)</text:p>
          </table:table-cell>
          <table:table-cell office:value-type="string" calcext:value-type="string">
            <text:p>Tip-tip (V)</text:p>
          </table:table-cell>
          <table:table-cell office:value-type="string" calcext:value-type="string">
            <text:p>2*Intercept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table:formula="of:=AVERAGE([.E13:.E16])" office:value-type="float" office:value="3.03770870551636" calcext:value-type="float">
            <text:p>3.037708705516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.4" calcext:value-type="float">
            <text:p>2.4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3.4" calcext:value-type="float">
            <text:p>3.4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3.8" calcext:value-type="float">
            <text:p>3.8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7:37:03.7915254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5:28:24.520610034</meta:creation-date>
    <meta:generator>LibreOffice/24.8.7.2$Linux_X86_64 LibreOffice_project/480$Build-2</meta:generator>
    <dc:date>2025-08-28T17:35:37.420133835</dc:date>
    <meta:editing-duration>PT3H8M49S</meta:editing-duration>
    <meta:editing-cycles>30</meta:editing-cycles>
    <meta:document-statistic meta:table-count="1" meta:cell-count="105" meta:object-count="0"/>
  </office:meta>
</office:document-meta>
</file>